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3c254" officeooo:paragraph-rsid="0003c254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3c254" officeooo:paragraph-rsid="0003c254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4e003" officeooo:paragraph-rsid="0004e003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3c254" style:font-weight-asian="bold" style:font-weight-complex="bold"/>
    </style:style>
    <style:style style:name="P5" style:family="paragraph" style:parent-style-name="Standard" style:list-style-name="L1">
      <style:text-properties officeooo:paragraph-rsid="0004e003"/>
    </style:style>
    <style:style style:name="P6" style:family="paragraph" style:parent-style-name="Standard" style:list-style-name="L1">
      <style:text-properties style:text-underline-style="none" fo:font-weight="normal" officeooo:rsid="0003c254" officeooo:paragraph-rsid="0004e003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03c254" officeooo:paragraph-rsid="0003c254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rsid="0004e003" officeooo:paragraph-rsid="0004e003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normal" officeooo:rsid="0004e003" officeooo:paragraph-rsid="00073068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officeooo:rsid="0004e003" officeooo:paragraph-rsid="00095eac" style:font-weight-asian="normal" style:font-weight-complex="normal"/>
    </style:style>
    <style:style style:name="P11" style:family="paragraph" style:parent-style-name="Standard" style:list-style-name="L2">
      <style:text-properties style:text-underline-style="none" fo:font-weight="normal" officeooo:rsid="0004e003" officeooo:paragraph-rsid="0004e003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officeooo:rsid="000bccc1" officeooo:paragraph-rsid="000bccc1" style:font-weight-asian="normal" style:font-weight-complex="normal"/>
    </style:style>
    <style:style style:name="P13" style:family="paragraph" style:parent-style-name="Standard" style:list-style-name="L1">
      <style:text-properties style:text-underline-style="none" fo:font-weight="normal" officeooo:rsid="00073068" officeooo:paragraph-rsid="00073068" style:font-weight-asian="normal" style:font-weight-complex="normal"/>
    </style:style>
    <style:style style:name="P14" style:family="paragraph" style:parent-style-name="Standard" style:list-style-name="L1">
      <style:text-properties style:text-underline-style="none" fo:font-weight="normal" officeooo:rsid="00073068" officeooo:paragraph-rsid="00095eac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095eac" officeooo:paragraph-rsid="00095eac" style:font-weight-asian="normal" style:font-weight-complex="normal"/>
    </style:style>
    <style:style style:name="P16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095eac" officeooo:paragraph-rsid="00095eac" style:font-weight-asian="normal" style:font-weight-complex="normal"/>
    </style:style>
    <style:style style:name="P17" style:family="paragraph" style:parent-style-name="Standard" style:list-style-name="L1">
      <style:text-properties style:text-underline-style="none" fo:font-weight="normal" officeooo:rsid="000edd1f" officeooo:paragraph-rsid="000edd1f" style:font-weight-asian="normal" style:font-weight-complex="normal"/>
    </style:style>
    <style:style style:name="P18" style:family="paragraph" style:parent-style-name="Standard" style:list-style-name="L1">
      <style:text-properties style:text-underline-style="none" fo:font-weight="normal" officeooo:rsid="000efeee" officeooo:paragraph-rsid="000efeee" style:font-weight-asian="normal" style:font-weight-complex="normal"/>
    </style:style>
    <style:style style:name="P19" style:family="paragraph" style:parent-style-name="Standard" style:list-style-name="L1">
      <style:text-properties style:text-underline-style="none" fo:font-weight="normal" officeooo:rsid="000bccc1" officeooo:paragraph-rsid="000bccc1" fo:background-color="transparent" style:font-weight-asian="normal" style:font-weight-complex="normal"/>
    </style:style>
    <style:style style:name="P20" style:family="paragraph" style:parent-style-name="Standard" style:list-style-name="L1">
      <style:text-properties style:text-underline-style="none" fo:font-weight="normal" officeooo:rsid="0004e003" officeooo:paragraph-rsid="000edd1f" fo:background-color="transparent" style:font-weight-asian="normal" style:font-weight-complex="normal"/>
    </style:style>
    <style:style style:name="P21" style:family="paragraph" style:parent-style-name="Standard" style:list-style-name="L1">
      <style:text-properties officeooo:rsid="000bccc1" officeooo:paragraph-rsid="000bccc1" fo:background-color="transparent"/>
    </style:style>
    <style:style style:name="P22" style:family="paragraph" style:parent-style-name="Standard" style:list-style-name="L1">
      <style:text-properties officeooo:rsid="0004e003" officeooo:paragraph-rsid="0004e003" fo:background-color="transparent"/>
    </style:style>
    <style:style style:name="P23" style:family="paragraph" style:parent-style-name="Standard" style:list-style-name="L1">
      <style:text-properties officeooo:rsid="00088b88" officeooo:paragraph-rsid="00088b88" fo:background-color="#ffffff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3c254" style:font-weight-asian="normal" style:font-weight-complex="normal"/>
    </style:style>
    <style:style style:name="T3" style:family="text">
      <style:text-properties style:text-underline-style="none" fo:font-weight="normal" officeooo:rsid="00095eac" style:font-weight-asian="normal" style:font-weight-complex="normal"/>
    </style:style>
    <style:style style:name="T4" style:family="text">
      <style:text-properties style:text-underline-style="none" fo:font-weight="normal" fo:background-color="#00ff00" loext:char-shading-value="0" style:font-weight-asian="normal" style:font-weight-complex="normal"/>
    </style:style>
    <style:style style:name="T5" style:family="text">
      <style:text-properties style:text-underline-style="none" fo:font-weight="normal" officeooo:rsid="00095eac" fo:background-color="#00ff00" loext:char-shading-value="0" style:font-weight-asian="normal" style:font-weight-complex="normal"/>
    </style:style>
    <style:style style:name="T6" style:family="text">
      <style:text-properties style:text-underline-style="none" fo:font-weight="normal" officeooo:rsid="0003c254" fo:background-color="#00ff00" loext:char-shading-value="0" style:font-weight-asian="normal" style:font-weight-complex="normal"/>
    </style:style>
    <style:style style:name="T7" style:family="text">
      <style:text-properties officeooo:rsid="00073068"/>
    </style:style>
    <style:style style:name="T8" style:family="text">
      <style:text-properties officeooo:rsid="00095eac" fo:background-color="#00ff7f" loext:char-shading-value="0"/>
    </style:style>
    <style:style style:name="T9" style:family="text">
      <style:text-properties officeooo:rsid="00095eac"/>
    </style:style>
    <style:style style:name="T10" style:family="text">
      <style:text-properties fo:background-color="#00ff00" loext:char-shading-value="0"/>
    </style:style>
    <style:style style:name="T11" style:family="text">
      <style:text-properties officeooo:rsid="00095eac" fo:background-color="#00ff00" loext:char-shading-value="0"/>
    </style:style>
    <style:style style:name="T12" style:family="text">
      <style:text-properties officeooo:rsid="000edd1f" fo:background-color="#00ff00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095eac" fo:background-color="transparent" loext:char-shading-value="0"/>
    </style:style>
    <style:style style:name="T15" style:family="text">
      <style:text-properties officeooo:rsid="000edd1f" fo:background-color="transparent" loext:char-shading-value="0"/>
    </style:style>
    <style:style style:name="T16" style:family="text">
      <style:text-properties officeooo:rsid="000b30e8"/>
    </style:style>
    <style:style style:name="T17" style:family="text">
      <style:text-properties fo:background-color="#ffffff" loext:char-shading-value="0"/>
    </style:style>
    <style:style style:name="T18" style:family="text">
      <style:text-properties officeooo:rsid="000bccc1" fo:background-color="#ffffff" loext:char-shading-value="0"/>
    </style:style>
    <style:style style:name="T19" style:family="text">
      <style:text-properties officeooo:rsid="000edd1f"/>
    </style:style>
    <style:style style:name="T20" style:family="text">
      <style:text-properties officeooo:rsid="000efeee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W-Rebuild: Overview</text:p>
      <text:p text:style-name="P1"/>
      <text:list xml:id="list3850045280" text:style-name="L1">
        <text:list-item>
          <text:p text:style-name="P6">Units: </text:p>
          <text:list>
            <text:list-item>
              <text:p text:style-name="P5"><text:span text:style-name="T2">- </text:span><text:span text:style-name="T6">movement</text:span></text:p>
              <text:list>
                <text:list-item>
                  <text:p text:style-name="P21"><text:span text:style-name="T2">- </text:span><text:span text:style-name="T1">draw arrow for movement</text:span></text:p>
                </text:list-item>
                <text:list-item>
                  <text:p text:style-name="P19">- calculate reachable area</text:p>
                </text:list-item>
                <text:list-item>
                  <text:p text:style-name="P22"><text:span text:style-name="T2">- </text:span><text:span text:style-name="T1">battle</text:span></text:p>
                  <text:list>
                    <text:list-item>
                      <text:p text:style-name="P19">- <text:span text:style-name="T10">find attackable tiles, find attackable units</text:span></text:p>
                    </text:list-item>
                    <text:list-item>
                      <text:p text:style-name="P19">- <text:span text:style-name="T10">calculate damage</text:span><text:span text:style-name="T12">(based on the units, the tiles they stand on </text:span><text:span text:style-name="T19">and the CO) </text:span></text:p>
                    </text:list-item>
                    <text:list-item>
                      <text:p text:style-name="P19">- <text:span text:style-name="T10">check healt of the units </text:span><text:span text:style-name="T12">and destroy if below </text:span></text:p>
                    </text:list-item>
                  </text:list>
                </text:list-item>
              </text:list>
            </text:list-item>
            <text:list-item>
              <text:p text:style-name="P23"><text:span text:style-name="T1">- Anti-Air, APC, </text:span><text:span text:style-name="T4">Tank,</text:span><text:span text:style-name="T1"> Artill</text:span><text:span text:style-name="T3">e</text:span><text:span text:style-name="T1">ry, </text:span><text:span text:style-name="T4">Rocket</text:span><text:span text:style-name="T1">, Missile, Megatank, Recon, Infantry, <text:tab/></text:span><text:span text:style-name="T5">MediumTank</text:span><text:span text:style-name="T1">, Mech, T-Copter, B-Copter, Bomber, Fighter, Lander, Battleship, <text:tab/>Cruiser, Sub</text:span></text:p>
            </text:list-item>
          </text:list>
        </text:list-item>
        <text:list-item>
          <text:p text:style-name="P7">Tiles:</text:p>
          <text:list>
            <text:list-item>
              <text:p text:style-name="P8">- <text:span text:style-name="T10">plain, forest</text:span><text:span text:style-name="T11">(</text:span><text:span text:style-name="T14">edges, variations)</text:span>, <text:span text:style-name="T10">road/bridge</text:span><text:span text:style-name="T11">(straight</text:span><text:span text:style-name="T8">,</text:span><text:span text:style-name="T14"> crossing, turns, </text:span><text:span text:style-name="T15">land to water</text:span><text:span text:style-name="T14">)</text:span>, <text:span text:style-name="T10">mountain</text:span><text:span text:style-name="T8">(</text:span><text:span text:style-name="T14">variations)</text:span><text:span text:style-name="T13">,</text:span> river <text:span text:style-name="T16">(crossing, turns, straight)</text:span>, shoal <text:span text:style-name="T9">(straight, edges)</text:span>, <text:s text:c="2"/><text:tab/> sea, reef </text:p>
            </text:list-item>
            <text:list-item>
              <text:p text:style-name="P8">- <text:span text:style-name="T10">properties</text:span>: <text:span text:style-name="T10">facility</text:span>, airport, harbor <text:span text:style-name="T9">(</text:span><text:span text:style-name="T11">buy units</text:span><text:span text:style-name="T18">(generic list)</text:span><text:span text:style-name="T11">, show details</text:span><text:span text:style-name="T9">)</text:span></text:p>
            </text:list-item>
          </text:list>
        </text:list-item>
        <text:list-item>
          <text:p text:style-name="P7">Teammanagement:</text:p>
          <text:list>
            <text:list-item>
              <text:p text:style-name="P20">- <text:span text:style-name="T12">team consists of: name, its units, owned properties, available units, enemy teams and a teamcolor</text:span></text:p>
            </text:list-item>
            <text:list-item>
              <text:p text:style-name="P20"><text:span text:style-name="T19">-</text:span> <text:span text:style-name="T10">generic teams</text:span></text:p>
            </text:list-item>
            <text:list-item>
              <text:p text:style-name="P19">- </text:p>
            </text:list-item>
          </text:list>
        </text:list-item>
        <text:list-item>
          <text:p text:style-name="P17">Commanders (general):</text:p>
          <text:list>
            <text:list-item>
              <text:p text:style-name="P17">- have stronger or weaker units</text:p>
            </text:list-item>
            <text:list-item>
              <text:p text:style-name="P17">- have weak („power“) and strong („ultimate“) ability</text:p>
            </text:list-item>
            <text:list-item>
              <text:p text:style-name="P17">- have a story</text:p>
            </text:list-item>
            <text:list-item>
              <text:p text:style-name="P17">- gfx</text:p>
            </text:list-item>
            <text:list-item>
              <text:p text:style-name="P17"/>
            </text:list-item>
          </text:list>
        </text:list-item>
        <text:list-item>
          <text:p text:style-name="P7">Gamerules<text:span text:style-name="T17">:</text:span></text:p>
          <text:list>
            <text:list-item>
              <text:p text:style-name="P8">- turn based<text:span text:style-name="T19">(Supply by APC, subtract fuel (destroy units that go below 0), gather all funds, heal units on properties, subtract funds for healing, increase ult-meter, </text:span></text:p>
            </text:list-item>
            <text:list-item>
              <text:p text:style-name="P8">- gather funds</text:p>
            </text:list-item>
            <text:list-item>
              <text:p text:style-name="P12">- </text:p>
            </text:list-item>
          </text:list>
        </text:list-item>
        <text:list-item>
          <text:p text:style-name="P12">Menus: </text:p>
          <text:list>
            <text:list-item>
              <text:p text:style-name="P18">Context menu for</text:p>
              <text:list>
                <text:list-item>
                  <text:p text:style-name="P18">- tile</text:p>
                  <text:list>
                    <text:list-item>
                      <text:p text:style-name="P18">- info</text:p>
                    </text:list-item>
                    <text:list-item>
                      <text:p text:style-name="P18">- end turn</text:p>
                    </text:list-item>
                    <text:list-item>
                      <text:p text:style-name="P18">- save game</text:p>
                    </text:list-item>
                  </text:list>
                </text:list-item>
                <text:list-item>
                  <text:p text:style-name="P18">- unit</text:p>
                  <text:list>
                    <text:list-item>
                      <text:p text:style-name="P18">- move to</text:p>
                    </text:list-item>
                    <text:list-item>
                      <text:p text:style-name="P18">- attack</text:p>
                    </text:list-item>
                    <text:list-item>
                      <text:p text:style-name="P18">- wait</text:p>
                    </text:list-item>
                    <text:list-item>
                      <text:p text:style-name="P18">- info (move type, good against wich units?, </text:p>
                    </text:list-item>
                  </text:list>
                </text:list-item>
              </text:list>
            </text:list-item>
            <text:list-item>
              <text:p text:style-name="P12">- status window of the active unit </text:p>
              <text:list>
                <text:list-item>
                  <text:p text:style-name="P12">- Logos: health, ammo, fuel, cover, tile the unit stands on, thumbnail</text:p>
                </text:list-item>
                <text:list-item>
                  <text:p text:style-name="P12">- background</text:p>
                </text:list-item>
              </text:list>
            </text:list-item>
            <text:list-item>
              <text:p text:style-name="P12">- main menu</text:p>
              <text:list>
                <text:list-item>
                  <text:p text:style-name="P18">- set up custom team (team name, team color)</text:p>
                </text:list-item>
              </text:list>
            </text:list-item>
            <text:list-item>
              <text:p text:style-name="P12">- buy menu</text:p>
              <text:list>
                <text:list-item>
                  <text:p text:style-name="P12">- <text:span text:style-name="T10">create unit on the property </text:span>(subtract funds)</text:p>
                </text:list-item>
                <text:list-item>
                  <text:p text:style-name="P12"><text:soft-page-break/>- detail window(detailed unit thumb, Logo: move dist, vision, fuel, ammo, primary weapon, secondary weapon)</text:p>
                </text:list-item>
              </text:list>
            </text:list-item>
          </text:list>
        </text:list-item>
        <text:list-item>
          <text:p text:style-name="P7">Missions:</text:p>
          <text:list>
            <text:list-item>
              <text:p text:style-name="P9">- <text:span text:style-name="T7">tutorial</text:span></text:p>
            </text:list-item>
            <text:list-item>
              <text:p text:style-name="P13">- some interesting battles</text:p>
            </text:list-item>
            <text:list-item>
              <text:p text:style-name="P9"><text:span text:style-name="T7">-</text:span> campaign? Ehem story...</text:p>
            </text:list-item>
          </text:list>
        </text:list-item>
        <text:list-item>
          <text:p text:style-name="P7">Graphics:</text:p>
          <text:list>
            <text:list-item>
              <text:p text:style-name="P8">- units</text:p>
            </text:list-item>
            <text:list-item>
              <text:p text:style-name="P8">- tiles</text:p>
            </text:list-item>
            <text:list-item>
              <text:p text:style-name="P8">- menus</text:p>
            </text:list-item>
            <text:list-item>
              <text:p text:style-name="P8">- characters</text:p>
            </text:list-item>
          </text:list>
        </text:list-item>
        <text:list-item>
          <text:p text:style-name="P8">fighting screen:</text:p>
          <text:list>
            <text:list-item>
              <text:p text:style-name="P8">- graphics for the tiles</text:p>
            </text:list-item>
            <text:list-item>
              <text:p text:style-name="P8">- damage-meter</text:p>
            </text:list-item>
          </text:list>
        </text:list-item>
        <text:list-item>
          <text:p text:style-name="P7">Animations:</text:p>
          <text:list>
            <text:list-item>
              <text:p text:style-name="P8">- movement for units</text:p>
            </text:list-item>
            <text:list-item>
              <text:p text:style-name="P8">- fighting animations</text:p>
            </text:list-item>
            <text:list-item>
              <text:p text:style-name="P9">- characters</text:p>
            </text:list-item>
          </text:list>
        </text:list-item>
        <text:list-item>
          <text:p text:style-name="P13">Commanders <text:span text:style-name="T19">(types)</text:span>:</text:p>
          <text:list>
            <text:list-item>
              <text:p text:style-name="P13">- Andy (average starter <text:span text:style-name="T20">with strong self-healing power</text:span>)</text:p>
            </text:list-item>
            <text:list-item>
              <text:p text:style-name="P13">- Max (Tanks!)</text:p>
            </text:list-item>
            <text:list-item>
              <text:p text:style-name="P13">- Grit (Artillery)</text:p>
            </text:list-item>
            <text:list-item>
              <text:p text:style-name="P13">- Kanbei (weak build up, but strong units)</text:p>
            </text:list-item>
            <text:list-item>
              <text:p text:style-name="P13">- Sami (infantry specialist)</text:p>
            </text:list-item>
            <text:list-item>
              <text:p text:style-name="P14">- Colin (cheap units)</text:p>
            </text:list-item>
            <text:list-item>
              <text:p text:style-name="P15">- Eagle (air units)</text:p>
            </text:list-item>
            <text:list-item>
              <text:p text:style-name="P15">- Drake (naval units)</text:p>
            </text:list-item>
            <text:list-item>
              <text:p text:style-name="P15">- Redhead <text:span text:style-name="T13">from green earth? (tanks too, compare to </text:span>Max)</text:p>
            </text:list-item>
          </text:list>
        </text:list-item>
        <text:list-item>
          <text:p text:style-name="P16">REFACTOR!</text:p>
        </text:list-item>
        <text:list-item>
          <text:p text:style-name="P10"><text:line-break/></text:p>
        </text:list-item>
      </text:list>
      <text:p text:style-name="P3"/>
      <text:p text:style-name="P3"/>
      <text:p text:style-name="P2"/>
      <text:p text:style-name="P2"/>
      <text:list xml:id="list2955767116" text:style-name="L2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09:49.562000000</meta:creation-date>
    <dc:date>2017-10-22T18:08:01.711000000</dc:date>
    <meta:editing-duration>PT34M58S</meta:editing-duration>
    <meta:editing-cycles>6</meta:editing-cycles>
    <meta:generator>LibreOffice/5.3.6.1$Windows_x86 LibreOffice_project/686f202eff87ef707079aeb7f485847613344eb7</meta:generator>
    <meta:document-statistic meta:table-count="0" meta:image-count="0" meta:object-count="0" meta:page-count="2" meta:paragraph-count="74" meta:word-count="425" meta:character-count="2564" meta:non-whitespace-character-count="2121"/>
  </office:meta>
</office:document-meta>
</file>